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552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4799in" fo:break-before="auto" style:use-optimal-row-height="true"/>
    </style:style>
    <style:style style:name="ro11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1pt" style:language-asian="en" style:country-asian="US" style:font-name-complex="Helvetica" style:font-size-complex="11pt" style:language-complex="en" style:country-complex="US" style:font-relief="none" fo:hyphenate="true"/>
    </style:style>
    <style:style style:name="ce14" style:family="table-cell" style:parent-style-name="Default" style:data-style-name="N121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6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1">
      <style:table-cell-properties fo:background-color="#0000ff"/>
      <style:text-properties style:font-name="Arial" fo:font-size="10pt" style:font-size-asian="10pt" style:font-size-complex="10pt"/>
    </style:style>
    <style:style style:name="ce19" style:family="table-cell" style:parent-style-name="Default" style:data-style-name="N123">
      <style:text-properties style:font-name="Arial" fo:font-size="10pt" style:font-size-asian="10pt" style:font-size-complex="10pt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24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2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2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28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33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34" style:family="table-cell" style:parent-style-name="Default" style:data-style-name="N121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5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6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3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40" style:family="table-cell" style:parent-style-name="Default" style:data-style-name="N125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41" style:family="table-cell" style:parent-style-name="Default" style:data-style-name="N121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2" style:family="table-cell" style:parent-style-name="Default" style:data-style-name="N121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3" style:family="table-cell" style:parent-style-name="Default" style:data-style-name="N121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48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0" style:family="table-cell" style:parent-style-name="Default" style:data-style-name="N123">
      <style:table-cell-properties style:vertical-align="top"/>
      <style:text-properties style:font-name="Arial" fo:font-size="10pt" style:font-size-asian="10pt" style:font-size-complex="10pt"/>
    </style:style>
    <style:style style:name="ce51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  <style:style style:name="T2" style:family="text">
      <style:text-properties fo:color="#000000" style:text-outline="false" style:text-line-through-style="none" style:font-name="Helvetica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ucida Sans1" fo:font-size="9pt" fo:font-style="normal" fo:text-shadow="none" style:text-underline-style="none" fo:font-weight="normal" style:font-name-asian="Lucida Sans1" style:font-size-asian="9pt" style:font-style-asian="normal" style:font-weight-asian="normal" style:font-name-complex="Lucida Sans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4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5" office:value-type="float" office:value="6">
            <text:p>6 months</text:p>
          </table:table-cell>
          <table:table-cell table:style-name="ce18" table:formula="of:=MIN([.G3:.G10])" office:value-type="date" office:date-value="2012-11-01">
            <text:p>Nov-2012</text:p>
          </table:table-cell>
          <table:table-cell table:style-name="ce21" table:formula="of:=MAX([.G3:.G10])" office:value-type="date" office:date-value="2013-05-01">
            <text:p><text:s/>- May-2013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17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13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19" table:formula="of:=ORG.OPENOFFICE.MONTHS(&quot;6/1/2012&quot;;[.G5];0)" office:value-type="float" office:value="6">
            <text:p>T0+6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Requirements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6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←">
            <text:p>←</text:p>
          </table:table-cell>
          <table:table-cell table:style-name="ce13" office:value-type="string">
            <text:p>O7.1.1 Formal Model representing the sample spec, one for each candidate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7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2 Documentation of the changes to each means of description used (if any)</text:p>
          </table:table-cell>
          <table:table-cell table:style-name="ce17" office:value-type="date" office:date-value="2013-03-01">
            <text:p>Mar-2013</text:p>
          </table:table-cell>
          <table:table-cell table:style-name="ce20" table:formula="of:=ORG.OPENOFFICE.MONTHS(&quot;6/1/2012&quot;;[.G8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13" office:value-type="string">
            <text:p>O71.3 Evaluation of the models against the WP2 requirements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9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.1.4 Decision on the final means of description choice(s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0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5" office:value-type="float" office:value="7">
            <text:p>7 months</text:p>
          </table:table-cell>
          <table:table-cell table:style-name="ce18" table:formula="of:=MIN([.G12:.G19])" office:value-type="date" office:date-value="2012-11-01">
            <text:p>Nov-2012</text:p>
          </table:table-cell>
          <table:table-cell table:style-name="ce21" table:formula="of:=MAX([.G12:.G19])" office:value-type="date" office:date-value="2013-06-01">
            <text:p><text:s/>- Jun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: List of suitable tools (based on State of the Art Analysis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12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6" office:value-type="date" office:date-value="2012-12-01">
            <text:p>Dec-2012</text:p>
          </table:table-cell>
          <table:table-cell table:style-name="ce20" table:formula="of:=ORG.OPENOFFICE.MONTHS(&quot;6/1/2012&quot;;[.G13];0)" office:value-type="float" office:value="6">
            <text:p>T0+6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1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1.5 Evaluation of tool and model for each prototype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15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←">
            <text:p>←</text:p>
          </table:table-cell>
          <table:table-cell table:style-name="ce9" office:value-type="string">
            <text:p>O7.1.6 Documentation of the changes to each tool (if any)</text:p>
          </table:table-cell>
          <table:table-cell table:style-name="ce16" office:value-type="date" office:date-value="2013-04-01">
            <text:p>Apr-2013</text:p>
          </table:table-cell>
          <table:table-cell table:style-name="ce19" table:formula="of:=ORG.OPENOFFICE.MONTHS(&quot;6/1/2012&quot;;[.G16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←">
            <text:p>←</text:p>
          </table:table-cell>
          <table:table-cell table:style-name="ce10" office:value-type="string">
            <text:p>O7.1.7 Evaluation of the tools against the WP2 requirements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17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8 Decision on the final tool choice(s)</text:p>
          </table:table-cell>
          <table:table-cell table:style-name="ce16" office:value-type="date" office:date-value="2013-06-01">
            <text:p>Jun-2013</text:p>
          </table:table-cell>
          <table:table-cell table:style-name="ce19" table:formula="of:=ORG.OPENOFFICE.MONTHS(&quot;6/1/2012&quot;;[.G18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Report on the final choice(s) for the primary tool chain (means of description, tool and platform)</text:p>
          </table:table-cell>
          <table:table-cell table:style-name="ce17" office:value-type="date" office:date-value="2013-06-01">
            <text:p>Jun-2013</text:p>
          </table:table-cell>
          <table:table-cell table:style-name="ce20" table:formula="of:=ORG.OPENOFFICE.MONTHS(&quot;6/1/2012&quot;;[.G19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5" office:value-type="float" office:value="6">
            <text:p>6 months</text:p>
          </table:table-cell>
          <table:table-cell table:style-name="ce18" table:formula="of:=MIN([.G21:.G26])" office:value-type="date" office:date-value="2012-11-01">
            <text:p>Nov-2012</text:p>
          </table:table-cell>
          <table:table-cell table:style-name="ce21" table:formula="of:=MAX([.G21:.G26])" office:value-type="date" office:date-value="2013-05-01">
            <text:p><text:s/>- May-2013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List of target platforms, based on the tools being evaluated (1.2)</text:p>
          </table:table-cell>
          <table:table-cell table:style-name="ce16" office:value-type="date" office:date-value="2012-11-01">
            <text:p>Nov-2012</text:p>
          </table:table-cell>
          <table:table-cell table:style-name="ce19" table:formula="of:=ORG.OPENOFFICE.MONTHS(&quot;6/1/2012&quot;;[.G21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→">
            <text:p>→</text:p>
          </table:table-cell>
          <table:table-cell table:style-name="ce10" office:value-type="string">
            <text:p>WP2: Preliminary requirements</text:p>
          </table:table-cell>
          <table:table-cell table:style-name="ce17" office:value-type="date" office:date-value="2012-12-01">
            <text:p>Dec-2012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WP2: Requirements</text:p>
          </table:table-cell>
          <table:table-cell table:style-name="ce16" office:value-type="date" office:date-value="2013-03-01">
            <text:p>Mar-2013</text:p>
          </table:table-cell>
          <table:table-cell table:style-name="ce19" table:formula="of:=ORG.OPENOFFICE.MONTHS(&quot;6/1/2012&quot;;[.G2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17" office:value-type="date" office:date-value="2013-04-01">
            <text:p>Apr-2013</text:p>
          </table:table-cell>
          <table:table-cell table:style-name="ce20" table:formula="of:=ORG.OPENOFFICE.MONTHS(&quot;6/1/2012&quot;;[.G24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4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16" office:value-type="date" office:date-value="2013-05-01">
            <text:p>May-2013</text:p>
          </table:table-cell>
          <table:table-cell table:style-name="ce19" table:formula="of:=ORG.OPENOFFICE.MONTHS(&quot;6/1/2012&quot;;[.G25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17" office:value-type="date" office:date-value="2013-05-01">
            <text:p>May-2013</text:p>
          </table:table-cell>
          <table:table-cell table:style-name="ce20" table:formula="of:=ORG.OPENOFFICE.MONTHS(&quot;6/1/2012&quot;;[.G26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1:'WP7.1'.G11 'WP7.1'.G20:'WP7.1'.G20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10 'WP7.1'.G12:'WP7.1'.G19 'WP7.1'.G21:'WP7.1'.G2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30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27" office:value-type="float" office:value="7">
            <text:p>7 months</text:p>
          </table:table-cell>
          <table:table-cell table:style-name="ce18" table:formula="of:=MIN([.G3:.G9])" office:value-type="date" office:date-value="2012-11-01">
            <text:p>Nov-2012</text:p>
          </table:table-cell>
          <table:table-cell table:style-name="ce21" table:formula="of:=MAX([.G3:.G9])" office:value-type="date" office:date-value="2013-06-01">
            <text:p><text:s/>- Jun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WP2: <text:span text:style-name="T2">List of suitable means of description</text:span></text:p>
          </table:table-cell>
          <table:table-cell table:style-name="ce28" office:value-type="date" office:date-value="2012-11-01">
            <text:p>Nov-2012</text:p>
          </table:table-cell>
          <table:table-cell table:style-name="ce19" table:formula="of:=ORG.OPENOFFICE.MONTHS(&quot;6/1/2012&quot;;[.G3];0)" office:value-type="float" office:value="5">
            <text:p>T0+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WP2: Small subset of ERTMS requirements that is representative</text:p>
          </table:table-cell>
          <table:table-cell table:style-name="ce29" office:value-type="date" office:date-value="2012-11-01">
            <text:p>Nov-2012</text:p>
          </table:table-cell>
          <table:table-cell table:style-name="ce20" table:formula="of:=ORG.OPENOFFICE.MONTHS(&quot;6/1/2012&quot;;[.G4];0)" office:value-type="float" office:value="5">
            <text:p>T0+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24" office:value-type="string">
            <text:p>WP2: Preliminary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5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WP2: Definition of method / process</text:p>
          </table:table-cell>
          <table:table-cell table:style-name="ce29" office:value-type="date" office:date-value="2013-01-01">
            <text:p>Jan-2013</text:p>
          </table:table-cell>
          <table:table-cell table:style-name="ce20" table:formula="of:=ORG.OPENOFFICE.MONTHS(&quot;6/1/2012&quot;;[.G6];0)" office:value-type="float" office:value="7">
            <text:p>T0+7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24" office:value-type="string">
            <text:p>I:O7.1.4: Decision of the final choice for the core language</text:p>
          </table:table-cell>
          <table:table-cell table:style-name="ce28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29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28" office:value-type="date" office:date-value="2013-06-01">
            <text:p>Jun-2013</text:p>
          </table:table-cell>
          <table:table-cell table:style-name="ce19" table:formula="of:=ORG.OPENOFFICE.MONTHS(&quot;6/1/2012&quot;;[.G9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Report on all aspects of secondary tooling (results of T7.2)</text:p>
          </table:table-cell>
          <table:table-cell table:style-name="ce29" office:value-type="date" office:date-value="2013-10-01">
            <text:p>Oct-2013</text:p>
          </table:table-cell>
          <table:table-cell table:style-name="ce20" table:formula="of:=ORG.OPENOFFICE.MONTHS(&quot;6/1/2012&quot;;[.G10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2:.G15])" office:value-type="date" office:date-value="2013-01-01">
            <text:p>Jan-2013</text:p>
          </table:table-cell>
          <table:table-cell table:style-name="ce21" table:formula="of:=MAX([.G12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2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1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25" office:value-type="string">
            <text:p>WP3-a Decision on the final language choice</text:p>
          </table:table-cell>
          <table:table-cell table:style-name="ce29" office:value-type="date" office:date-value="2013-05-01">
            <text:p>May-2013</text:p>
          </table:table-cell>
          <table:table-cell table:style-name="ce20" table:formula="of:=ORG.OPENOFFICE.MONTHS(&quot;6/1/2012&quot;;[.G13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←">
            <text:p>←</text:p>
          </table:table-cell>
          <table:table-cell table:style-name="ce9" office:value-type="string">
            <text:p>O7.2.3 Model Transformation Strategy</text:p>
          </table:table-cell>
          <table:table-cell table:style-name="ce28" office:value-type="date" office:date-value="2013-09-01">
            <text:p>Sep-2013</text:p>
          </table:table-cell>
          <table:table-cell table:style-name="ce19" table:formula="of:=ORG.OPENOFFICE.MONTHS(&quot;6/1/2012&quot;;[.G14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4 Code Generation Strategy</text:p>
          </table:table-cell>
          <table:table-cell table:style-name="ce29" office:value-type="date" office:date-value="2013-09-01">
            <text:p>Sep-2013</text:p>
          </table:table-cell>
          <table:table-cell table:style-name="ce20" table:formula="of:=ORG.OPENOFFICE.MONTHS(&quot;6/1/2012&quot;;[.G15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27" office:value-type="float" office:value="8">
            <text:p>8 months</text:p>
          </table:table-cell>
          <table:table-cell table:style-name="ce18" table:formula="of:=MIN([.G17:.G20])" office:value-type="date" office:date-value="2013-01-01">
            <text:p>Jan-2013</text:p>
          </table:table-cell>
          <table:table-cell table:style-name="ce21" table:formula="of:=MAX([.G17:.G2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→">
            <text:p>→</text:p>
          </table:table-cell>
          <table:table-cell table:style-name="ce9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20" table:formula="of:=ORG.OPENOFFICE.MONTHS(&quot;6/1/2012&quot;;[.G17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25" office:value-type="string">
            <text:p>WP3-a Decision on the final language choice</text:p>
          </table:table-cell>
          <table:table-cell table:style-name="ce29" office:value-type="date" office:date-value="2013-05-01">
            <text:p>May-2013</text:p>
          </table:table-cell>
          <table:table-cell table:style-name="ce19" table:formula="of:=ORG.OPENOFFICE.MONTHS(&quot;6/1/2012&quot;;[.G18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→">
            <text:p>→</text:p>
          </table:table-cell>
          <table:table-cell table:style-name="ce9" office:value-type="string">
            <text:p>WP2 Designer Wishes and Requirements</text:p>
          </table:table-cell>
          <table:table-cell table:style-name="ce28" office:value-type="date" office:date-value="2013-03-01">
            <text:p>Mar-2013</text:p>
          </table:table-cell>
          <table:table-cell table:style-name="ce20" table:formula="of:=ORG.OPENOFFICE.MONTHS(&quot;6/1/2012&quot;;[.G19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←">
            <text:p>←</text:p>
          </table:table-cell>
          <table:table-cell table:style-name="ce10" office:value-type="string">
            <text:p>O7.2.5 Captured and organized designer requirements</text:p>
          </table:table-cell>
          <table:table-cell table:style-name="ce29" office:value-type="date" office:date-value="2013-09-01">
            <text:p>Sep-2013</text:p>
          </table:table-cell>
          <table:table-cell table:style-name="ce19" table:formula="of:=ORG.OPENOFFICE.MONTHS(&quot;6/1/2012&quot;;[.G20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27" office:value-type="float" office:value="5">
            <text:p>5 months</text:p>
          </table:table-cell>
          <table:table-cell table:style-name="ce18" table:formula="of:=MIN([.G22:.G26])" office:value-type="date" office:date-value="2013-01-01">
            <text:p>Jan-2013</text:p>
          </table:table-cell>
          <table:table-cell table:style-name="ce21" table:formula="of:=MAX([.G22:.G26])" office:value-type="date" office:date-value="2013-06-01">
            <text:p><text:s/>- Jun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26" office:value-type="string">
            <text:p>WP2 Requirements</text:p>
          </table:table-cell>
          <table:table-cell table:style-name="ce28" office:value-type="date" office:date-value="2013-01-01">
            <text:p>Jan-2013</text:p>
          </table:table-cell>
          <table:table-cell table:style-name="ce19" table:formula="of:=ORG.OPENOFFICE.MONTHS(&quot;6/1/2012&quot;;[.G22];0)" office:value-type="float" office:value="7">
            <text:p>T0+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25" office:value-type="string">
            <text:p>WP3b formalized API</text:p>
          </table:table-cell>
          <table:table-cell table:style-name="ce29" office:value-type="date" office:date-value="2013-03-01">
            <text:p>Mar-2013</text:p>
          </table:table-cell>
          <table:table-cell table:style-name="ce20" table:formula="of:=ORG.OPENOFFICE.MONTHS(&quot;6/1/2012&quot;;[.G23];0)" office:value-type="float" office:value="9">
            <text:p>T0+9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Those sufficient elements of WP4 V&amp;V Plan to evaluate tools</text:p>
          </table:table-cell>
          <table:table-cell table:style-name="ce28" office:value-type="date" office:date-value="2013-03-01">
            <text:p>Mar-2013</text:p>
          </table:table-cell>
          <table:table-cell table:style-name="ce19" table:formula="of:=ORG.OPENOFFICE.MONTHS(&quot;6/1/2012&quot;;[.G24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29" office:value-type="date" office:date-value="2013-06-01">
            <text:p>Jun-2013</text:p>
          </table:table-cell>
          <table:table-cell table:style-name="ce20" table:formula="of:=ORG.OPENOFFICE.MONTHS(&quot;6/1/2012&quot;;[.G25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28" office:value-type="date" office:date-value="2013-06-01">
            <text:p>Jun-2013</text:p>
          </table:table-cell>
          <table:table-cell table:style-name="ce19" table:formula="of:=ORG.OPENOFFICE.MONTHS(&quot;6/1/2012&quot;;[.G26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27" office:value-type="float" office:value="6">
            <text:p>6 months</text:p>
          </table:table-cell>
          <table:table-cell table:style-name="ce18" table:formula="of:=MIN([.G28:.G30])" office:value-type="date" office:date-value="2013-03-01">
            <text:p>Mar-2013</text:p>
          </table:table-cell>
          <table:table-cell table:style-name="ce21" table:formula="of:=MAX([.G28:.G30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26" office:value-type="string">
            <text:p>WP2 Requirements</text:p>
          </table:table-cell>
          <table:table-cell table:style-name="ce28" office:value-type="date" office:date-value="2013-03-01">
            <text:p>Mar-2013</text:p>
          </table:table-cell>
          <table:table-cell table:style-name="ce19" table:formula="of:=ORG.OPENOFFICE.MONTHS(&quot;6/1/2012&quot;;[.G28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→">
            <text:p>→</text:p>
          </table:table-cell>
          <table:table-cell table:style-name="ce25" office:value-type="string">
            <text:p>Those sufficient elements of WP4 Safety case to evaluate tools</text:p>
          </table:table-cell>
          <table:table-cell table:style-name="ce29" office:value-type="date" office:date-value="2013-04-01">
            <text:p>Apr-2013</text:p>
          </table:table-cell>
          <table:table-cell table:style-name="ce20" table:formula="of:=ORG.OPENOFFICE.MONTHS(&quot;6/1/2012&quot;;[.G29];0)" office:value-type="float" office:value="10">
            <text:p>T0+10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28" office:value-type="date" office:date-value="2013-09-01">
            <text:p>Sep-2013</text:p>
          </table:table-cell>
          <table:table-cell table:style-name="ce19" table:formula="of:=ORG.OPENOFFICE.MONTHS(&quot;6/1/2012&quot;;[.G30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2'.G2:'WP7.2'.G2 'WP7.2'.G11:'WP7.2'.G11 'WP7.2'.G16:'WP7.2'.G16 'WP7.2'.G21:'WP7.2'.G21 'WP7.2'.G27:'WP7.2'.G27">
            <calcext:condition calcext:apply-style-name="Red" calcext:value="!=ORG.OPENOFFICE.MONTHS([.H2];[.I2];0)" calcext:base-cell-address="'WP7.1'.G2"/>
          </calcext:conditional-format>
          <calcext:conditional-format calcext:target-range-address="'WP7.2'.G3:'WP7.2'.G10 'WP7.2'.G12:'WP7.2'.G15 'WP7.2'.G17:'WP7.2'.G20 'WP7.2'.G22:'WP7.2'.G26 'WP7.2'.G28:'WP7.2'.G3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4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33" office:value-type="float" office:value="6">
            <text:p>6 months</text:p>
          </table:table-cell>
          <table:table-cell table:style-name="ce18" table:formula="of:=MIN([.G3:.G11])" office:value-type="date" office:date-value="2013-03-01">
            <text:p>Mar-2013</text:p>
          </table:table-cell>
          <table:table-cell table:style-name="ce21" table:formula="of:=MAX([.G3:.G11])" office:value-type="date" office:date-value="2013-09-01">
            <text:p><text:s/>- Sep-2013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I:O7.1.1: Formal Model representing the sample spec, one for each candidate</text:p>
          </table:table-cell>
          <table:table-cell table:style-name="ce34" office:value-type="date" office:date-value="2013-03-01">
            <text:p>Mar-2013</text:p>
          </table:table-cell>
          <table:table-cell table:style-name="ce19" table:formula="of:=ORG.OPENOFFICE.MONTHS(&quot;6/1/2012&quot;;[.G3];0)" office:value-type="float" office:value="9">
            <text:p>T0+9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4 Decision on the final means of description</text:p>
            <text:p>choice(s)</text:p>
          </table:table-cell>
          <table:table-cell table:style-name="ce35" office:value-type="date" office:date-value="2013-05-01">
            <text:p>May-2013</text:p>
          </table:table-cell>
          <table:table-cell table:style-name="ce20" table:formula="of:=ORG.OPENOFFICE.MONTHS(&quot;6/1/2012&quot;;[.G4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I:O7.1.3: Evaluation of the models against the WP2 requirements</text:p>
          </table:table-cell>
          <table:table-cell table:style-name="ce34" office:value-type="date" office:date-value="2013-04-01">
            <text:p>Apr-2013</text:p>
          </table:table-cell>
          <table:table-cell table:style-name="ce19" table:formula="of:=ORG.OPENOFFICE.MONTHS(&quot;6/1/2012&quot;;[.G5];0)" office:value-type="float" office:value="10">
            <text:p>T0+10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8 Decision on the final tool choice(s)</text:p>
          </table:table-cell>
          <table:table-cell table:style-name="ce35" office:value-type="date" office:date-value="2013-06-13">
            <text:p>Jun-2013</text:p>
          </table:table-cell>
          <table:table-cell table:style-name="ce20" table:formula="of:=ORG.OPENOFFICE.MONTHS(&quot;6/1/2012&quot;;[.G6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I:O7.1.11: Selection of Tool Platform</text:p>
          </table:table-cell>
          <table:table-cell table:style-name="ce34" office:value-type="date" office:date-value="2013-05-01">
            <text:p>May-2013</text:p>
          </table:table-cell>
          <table:table-cell table:style-name="ce19" table:formula="of:=ORG.OPENOFFICE.MONTHS(&quot;6/1/2012&quot;;[.G7];0)" office:value-type="float" office:value="11">
            <text:p>T0+11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2.6: Verification and test tool choice(s)</text:p>
          </table:table-cell>
          <table:table-cell table:style-name="ce35" office:value-type="date" office:date-value="2013-06-01">
            <text:p>Jun-2013</text:p>
          </table:table-cell>
          <table:table-cell table:style-name="ce20" table:formula="of:=ORG.OPENOFFICE.MONTHS(&quot;6/1/2012&quot;;[.G8];0)" office:value-type="float" office:value="12">
            <text:p>T0+12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3.1 Tool chain development plan (or equivalent)</text:p>
          </table:table-cell>
          <table:table-cell table:style-name="ce34" office:value-type="date" office:date-value="2013-07-01">
            <text:p>Jul-2013</text:p>
          </table:table-cell>
          <table:table-cell table:style-name="ce19" table:formula="of:=ORG.OPENOFFICE.MONTHS(&quot;6/1/2012&quot;;[.G9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2 Specification of tool interoperability mechanisms</text:p>
          </table:table-cell>
          <table:table-cell table:style-name="ce35" office:value-type="date" office:date-value="2013-07-01">
            <text:p>Jul-2013</text:p>
          </table:table-cell>
          <table:table-cell table:style-name="ce20" table:formula="of:=ORG.OPENOFFICE.MONTHS(&quot;6/1/2012&quot;;[.G10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3.3 Safety Plan (or equivalent)</text:p>
          </table:table-cell>
          <table:table-cell table:style-name="ce34" office:value-type="date" office:date-value="2013-09-01">
            <text:p>Sep-2013</text:p>
          </table:table-cell>
          <table:table-cell table:style-name="ce19" table:formula="of:=ORG.OPENOFFICE.MONTHS(&quot;6/1/2012&quot;;[.G11];0)" office:value-type="float" office:value="15">
            <text:p>T0+15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33" office:value-type="float" office:value="5">
            <text:p>5 months</text:p>
          </table:table-cell>
          <table:table-cell table:style-name="ce18" table:formula="of:=MIN([.G13:.G18])" office:value-type="date" office:date-value="2013-06-01">
            <text:p>Jun-2013</text:p>
          </table:table-cell>
          <table:table-cell table:style-name="ce21" table:formula="of:=MAX([.G13:.G18])" office:value-type="date" office:date-value="2013-11-01">
            <text:p><text:s/>- Nov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32" office:value-type="string">
            <text:p>WP2: Definition of method / process</text:p>
          </table:table-cell>
          <table:table-cell table:style-name="ce34" office:value-type="date" office:date-value="2013-06-01">
            <text:p>Jun-2013</text:p>
          </table:table-cell>
          <table:table-cell table:style-name="ce19" table:formula="of:=ORG.OPENOFFICE.MONTHS(&quot;6/1/2012&quot;;[.G13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→">
            <text:p>→</text:p>
          </table:table-cell>
          <table:table-cell table:style-name="ce25" office:value-type="string">
            <text:p>I:O7.2.5: Captured and organised designer</text:p>
            <text:p>requirements</text:p>
          </table:table-cell>
          <table:table-cell table:style-name="ce35" office:value-type="date" office:date-value="2013-09-01">
            <text:p>Sep-2013</text:p>
          </table:table-cell>
          <table:table-cell table:style-name="ce20" table:formula="of:=ORG.OPENOFFICE.MONTHS(&quot;6/1/2012&quot;;[.G14];0)" office:value-type="float" office:value="15">
            <text:p>T0+15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10" table:formula="of:=IF(EXACT(LEFT([.F1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3 Specification of primary and support tool chain architecture and its embedding into the platform</text:p>
          </table:table-cell>
          <table:table-cell table:style-name="ce35" office:value-type="date" office:date-value="2013-10-01">
            <text:p>Oct-2013</text:p>
          </table:table-cell>
          <table:table-cell table:style-name="ce20" table:formula="of:=ORG.OPENOFFICE.MONTHS(&quot;6/1/2012&quot;;[.G16];0)" office:value-type="float" office:value="16">
            <text:p>T0+16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7];2);&quot;O7&quot;); &quot;←&quot;; &quot;→&quot;)" office:value-type="string" office:string-value="←">
            <text:p>←</text:p>
          </table:table-cell>
          <table:table-cell table:style-name="ce9" office:value-type="string">
            <text:p>O7.3.4 Infrastructure evolution strategy</text:p>
          </table:table-cell>
          <table:table-cell table:style-name="ce34" office:value-type="date" office:date-value="2013-11-01">
            <text:p>Nov-2013</text:p>
          </table:table-cell>
          <table:table-cell table:style-name="ce19" table:formula="of:=ORG.OPENOFFICE.MONTHS(&quot;6/1/2012&quot;;[.G17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5 Tool chain infrastructure maintenance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33" office:value-type="float" office:value="7">
            <text:p>7 months</text:p>
          </table:table-cell>
          <table:table-cell table:style-name="ce18" table:formula="of:=MIN([.G20:.G26])" office:value-type="date" office:date-value="2013-05-13">
            <text:p>May-2013</text:p>
          </table:table-cell>
          <table:table-cell table:style-name="ce21" table:formula="of:=MAX([.G20:.G26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34" office:value-type="date" office:date-value="2013-06-01">
            <text:p>Jun-2013</text:p>
          </table:table-cell>
          <table:table-cell table:style-name="ce37" table:formula="of:=ORG.OPENOFFICE.MONTHS(&quot;6/1/2012&quot;;[.G20];0)" office:value-type="float" office:value="12">
            <text:p>T0+12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→">
            <text:p>→</text:p>
          </table:table-cell>
          <table:table-cell table:style-name="ce25" office:value-type="string">
            <text:p>I:O7.1.11: Selection of Tool Platform</text:p>
          </table:table-cell>
          <table:table-cell table:style-name="ce35" office:value-type="date" office:date-value="2013-05-13">
            <text:p>May-2013</text:p>
          </table:table-cell>
          <table:table-cell table:style-name="ce20" table:formula="of:=ORG.OPENOFFICE.MONTHS(&quot;6/1/2012&quot;;[.G21];0)" office:value-type="float" office:value="11">
            <text:p>T0+11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2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34" office:value-type="date" office:date-value="2013-11-01">
            <text:p>Nov-2013</text:p>
          </table:table-cell>
          <table:table-cell table:style-name="ce37" table:formula="of:=ORG.OPENOFFICE.MONTHS(&quot;6/1/2012&quot;;[.G22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3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35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←">
            <text:p>←</text:p>
          </table:table-cell>
          <table:table-cell table:style-name="ce9" office:value-type="string">
            <text:p>O7.3.6 Tool chain qualification test suite</text:p>
          </table:table-cell>
          <table:table-cell table:style-name="ce34" office:value-type="date" office:date-value="2013-12-01">
            <text:p>Dec-2013</text:p>
          </table:table-cell>
          <table:table-cell table:style-name="ce37" table:formula="of:=ORG.OPENOFFICE.MONTHS(&quot;6/1/2012&quot;;[.G24];0)" office:value-type="float" office:value="18">
            <text:p>T0+18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←">
            <text:p>←</text:p>
          </table:table-cell>
          <table:table-cell table:style-name="ce10" office:value-type="string">
            <text:p>O7.3.7 Tool chain maintenance and debug &amp; continuously</text:p>
          </table:table-cell>
          <table:table-cell table:style-name="ce35" office:value-type="string">
            <text:p>continuous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Tool Chain Qualification Process Description</text:p>
          </table:table-cell>
          <table:table-cell table:style-name="ce34" office:value-type="date" office:date-value="2014-01-01">
            <text:p>Jan-2014</text:p>
          </table:table-cell>
          <table:table-cell table:style-name="ce37"/>
          <table:table-cell table:style-name="ce2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33" office:value-type="float" office:value="5">
            <text:p>5 months</text:p>
          </table:table-cell>
          <table:table-cell table:style-name="ce18" table:formula="of:=MIN([.G28:.G34])" office:value-type="date" office:date-value="2013-07-01">
            <text:p>Jul-2013</text:p>
          </table:table-cell>
          <table:table-cell table:style-name="ce21" table:formula="of:=MAX([.G28:.G34])" office:value-type="date" office:date-value="2013-12-01">
            <text:p><text:s/>- Dec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26" office:value-type="string">
            <text:p>I:O7.3.1 Tool chain development plan (or equivalent)</text:p>
          </table:table-cell>
          <table:table-cell table:style-name="ce34" office:value-type="date" office:date-value="2013-07-01">
            <text:p>Jul-2013</text:p>
          </table:table-cell>
          <table:table-cell table:style-name="ce19" table:formula="of:=ORG.OPENOFFICE.MONTHS(&quot;6/1/2012&quot;;[.G28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→">
            <text:p>→</text:p>
          </table:table-cell>
          <table:table-cell table:style-name="ce25" office:value-type="string">
            <text:p>I:O7.3.2 Specification of tool interoperability mechanisms</text:p>
          </table:table-cell>
          <table:table-cell table:style-name="ce35" office:value-type="date" office:date-value="2013-07-01">
            <text:p>Jul-2013</text:p>
          </table:table-cell>
          <table:table-cell table:style-name="ce20" table:formula="of:=ORG.OPENOFFICE.MONTHS(&quot;6/1/2012&quot;;[.G29];0)" office:value-type="float" office:value="13">
            <text:p>T0+13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34" office:value-type="date" office:date-value="2013-11-01">
            <text:p>Nov-2013</text:p>
          </table:table-cell>
          <table:table-cell table:style-name="ce19" table:formula="of:=ORG.OPENOFFICE.MONTHS(&quot;6/1/2012&quot;;[.G30];0)" office:value-type="float" office:value="17">
            <text:p>T0+17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→">
            <text:p>→</text:p>
          </table:table-cell>
          <table:table-cell table:style-name="ce25" office:value-type="string">
            <text:p>I:O7.3.6 Tool chain qualification test suite</text:p>
          </table:table-cell>
          <table:table-cell table:style-name="ce35" office:value-type="date" office:date-value="2013-12-01">
            <text:p>Dec-2013</text:p>
          </table:table-cell>
          <table:table-cell table:style-name="ce20" table:formula="of:=ORG.OPENOFFICE.MONTHS(&quot;6/1/2012&quot;;[.G31];0)" office:value-type="float" office:value="18">
            <text:p>T0+18</text:p>
          </table:table-cell>
          <table:table-cell table:style-name="ce2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2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3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releases &amp; follow the scrum</text:p>
          </table:table-cell>
          <table:table-cell table:style-name="ce36" office:value-type="string">
            <text:p>continuous</text:p>
          </table:table-cell>
          <table:table-cell table:style-name="ce36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Tool chain first release</text:p>
          </table:table-cell>
          <table:table-cell table:style-name="ce34" office:value-type="date" office:date-value="2013-07-01">
            <text:p>Jul-2013</text:p>
          </table:table-cell>
          <table:table-cell table:style-name="ce37" table:formula="of:=ORG.OPENOFFICE.MONTHS(&quot;6/1/2012&quot;;[.G34];0)" office:value-type="float" office:value="13">
            <text:p>T0+13</text:p>
          </table:table-cell>
          <table:table-cell table:style-name="ce22" office:value-type="string">
            <text:p>no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2:'WP7.3'.G12 'WP7.3'.G19:'WP7.3'.G19 'WP7.3'.G27:'WP7.3'.G27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1 'WP7.3'.G13:'WP7.3'.G14 'WP7.3'.G16:'WP7.3'.G17 'WP7.3'.G28:'WP7.3'.G31 'WP7.3'.G20:'WP7.3'.G26 'WP7.3'.G34:'WP7.3'.G3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31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30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40" office:value-type="float" office:value="12">
            <text:p>12 months</text:p>
          </table:table-cell>
          <table:table-cell table:style-name="ce18" table:formula="of:=MIN([.G3:.G12])" office:value-type="date" office:date-value="2012-08-01">
            <text:p>Aug-2012</text:p>
          </table:table-cell>
          <table:table-cell table:style-name="ce1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38" office:value-type="string">
            <text:p><text:span text:style-name="T3">O</text:span><text:span text:style-name="T4">7.4.1 </text:span>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36" office:value-type="string">
            <text:p>continuous</text:p>
          </table:table-cell>
          <table:table-cell table:style-name="ce36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24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39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41" office:value-type="date" office:date-value="2012-08-01">
            <text:p>Aug-2012</text:p>
          </table:table-cell>
          <table:table-cell table:style-name="ce20" table:formula="of:=ORG.OPENOFFICE.MONTHS(&quot;6/1/2012&quot;;[.G6];0)" office:value-type="float" office:value="2">
            <text:p>T0+2</text:p>
          </table:table-cell>
          <table:table-cell table:style-name="ce2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42" office:value-type="date" office:date-value="2012-08-01">
            <text:p>Aug-2012</text:p>
          </table:table-cell>
          <table:table-cell table:style-name="ce50" table:formula="of:=ORG.OPENOFFICE.MONTHS(&quot;6/1/2012&quot;;[.G7];0)" office:value-type="float" office:value="2">
            <text:p>T0+2</text:p>
          </table:table-cell>
          <table:table-cell table:style-name="ce5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39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43" office:value-type="date" office:date-value="2012-08-01">
            <text:p>Aug-2012</text:p>
          </table:table-cell>
          <table:table-cell table:style-name="ce51" table:formula="of:=ORG.OPENOFFICE.MONTHS(&quot;6/1/2012&quot;;[.G8];0)" office:value-type="float" office:value="2">
            <text:p>T0+2</text:p>
          </table:table-cell>
          <table:table-cell table:style-name="ce5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48" office:value-type="string">
            <text:p>continuous</text:p>
          </table:table-cell>
          <table:table-cell table:style-name="ce48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39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49" office:value-type="string">
            <text:p>continuous</text:p>
          </table:table-cell>
          <table:table-cell table:style-name="ce49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48" office:value-type="string">
            <text:p>continuous</text:p>
          </table:table-cell>
          <table:table-cell table:style-name="ce48" table:number-columns-repeated="2"/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43" office:value-type="date" office:date-value="2015-06-01">
            <text:p>Jun-2015</text:p>
          </table:table-cell>
          <table:table-cell table:style-name="ce51" table:formula="of:=ORG.OPENOFFICE.MONTHS(&quot;6/1/2012&quot;;[.G12];0)" office:value-type="float" office:value="36">
            <text:p>T0+36</text:p>
          </table:table-cell>
          <table:table-cell table:style-name="ce53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9P0" style:volatile="true">
      <number:day/>
      <number:text>/</number:text>
      <number:month/>
      <number:text>/</number:text>
      <number:year/>
    </number:date-style>
    <number:text-style style:name="N119">
      <number:text-content/>
      <style:map style:condition="value()&gt;=0" style:apply-style-name="N119P0"/>
    </number:text-style>
    <number:date-style style:name="N120">
      <number:day number:style="long"/>
      <number:text>/</number:text>
      <number:month number:style="long"/>
      <number:text>/</number:text>
      <number:year/>
    </number:date-style>
    <number:date-style style:name="N121">
      <number:month number:textual="true"/>
      <number:text>-</number:text>
      <number:year number:style="long"/>
    </number:date-style>
    <number:number-style style:name="N122">
      <number:text>T+</number:text>
      <number:number number:decimal-places="0" number:min-integer-digits="1"/>
    </number:number-style>
    <number:number-style style:name="N123">
      <number:text>T0+</number:text>
      <number:number number:decimal-places="0" number:min-integer-digits="1"/>
    </number:number-style>
    <number:date-style style:name="N124">
      <number:text> - </number:text>
      <number:month number:textual="true"/>
      <number:text>-</number:text>
      <number:year number:style="long"/>
    </number:date-style>
    <number:number-style style:name="N125">
      <number:number number:decimal-places="0" number:min-integer-digits="1"/>
      <number:text> months</number:text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n">
      <number:number number:decimal-places="0" number:min-integer-digits="1" number:grouping="true"/>
      <number:text> </number:text>
    </number:number-style>
    <number:number-style style:name="N5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3P2" style:volatile="true" number:language="en">
      <number:text> - </number:text>
    </number:number-style>
    <number:text-style style:name="N5123" number:language="en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>
      <number:number number:decimal-places="2" number:min-integer-digits="1" number:grouping="true"/>
      <number:text> </number:text>
    </number:number-style>
    <number:number-style style:name="N5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>
      <number:text> -</number:text>
      <number:number number:decimal-places="0" number:min-integer-digits="0"/>
      <number:text> </number:text>
    </number:number-style>
    <number:text-style style:name="N5127" number:language="en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time-style style:name="N5128" number:language="en">
      <number:minutes number:style="long"/>
      <number:text>:</number:text>
      <number:seconds number:style="long"/>
    </number:time-style>
    <number:time-style style:name="N5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0" number:language="en">
      <number:minutes number:style="long"/>
      <number:text>:</number:text>
      <number:seconds number:style="long" number:decimal-places="1"/>
    </number:time-style>
    <number:number-style style:name="N5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="0in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 style:data-style-name="N2" text:time-value="0000-00-00T15:24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1-17T15:24:57</dc:date>
    <meta:editing-duration>PT10H50M22S</meta:editing-duration>
    <meta:editing-cycles>84</meta:editing-cycles>
    <meta:generator>LibreOffice/3.6$Linux_X86_64 LibreOffice_project/360m1$Build-2</meta:generator>
    <dc:creator>Michael Jastram</dc:creator>
    <meta:document-statistic meta:table-count="5" meta:cell-count="477" meta:object-count="0"/>
    <meta:user-defined meta:name="qrichtext">1</meta:user-defined>
  </office:meta>
</office:document-meta>
</file>